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3f1b"/>
    </style:style>
    <style:style style:name="P2" style:family="paragraph" style:parent-style-name="Text_20_body">
      <style:text-properties officeooo:rsid="001d3f1b" officeooo:paragraph-rsid="001d3f1b"/>
    </style:style>
    <style:style style:name="P3" style:family="paragraph" style:parent-style-name="Text_20_body">
      <style:text-properties officeooo:rsid="001d3f1b" officeooo:paragraph-rsid="001fc072"/>
    </style:style>
    <style:style style:name="P4" style:family="paragraph" style:parent-style-name="Text_20_body">
      <style:text-properties officeooo:rsid="001df2eb" officeooo:paragraph-rsid="001df2eb"/>
    </style:style>
    <style:style style:name="T1" style:family="text">
      <style:text-properties officeooo:rsid="001df2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Alena Andreevna,</text:p>
      <text:p text:style-name="P2">My name is Alexander, my surname is Shcherbakov. I am Russian. I am from Chita. I am a first-year student at ITMO, studying at the faculty of software engineering. My phone number: +7 (914) ***-78-26. Email address: <text:a xlink:type="simple" xlink:href="mailto:Neegroom@yandex.ru" text:style-name="Internet_20_link" text:visited-style-name="Visited_20_Internet_20_Link">Neegroom@yandex.ru</text:a>.</text:p>
      <text:p text:style-name="P3"><text:span text:style-name="T1"><text:s/>I am learning English to be smarter</text:span>. In my English.</text:p>
      <text:p text:style-name="P3"><text:s/>I want to improve my dialog skills <text:span text:style-name="T1">and grammar</text:span>.</text:p>
      <text:p text:style-name="P1">Best wishes,</text:p>
      <text:p text:style-name="P4">Alexander Shcherbakov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0:33:37.887116674</meta:creation-date>
    <dc:date>2020-10-31T11:25:18.239424251</dc:date>
    <meta:editing-duration>PT9M1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64" meta:character-count="389" meta:non-whitespace-character-count="329"/>
  </office:meta>
</office:document-meta>
</file>